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fo:font-weight="bold" officeooo:rsid="0001ffd0" officeooo:paragraph-rsid="0001ffd0"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1pt" fo:font-style="normal" fo:font-weight="normal" officeooo:rsid="0001ffd0" officeooo:paragraph-rsid="0001ffd0"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font-size="11pt" fo:font-style="normal" fo:font-weight="normal" officeooo:rsid="0002b51f" officeooo:paragraph-rsid="0002b51f"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043981" officeooo:paragraph-rsid="00043981"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043981" officeooo:paragraph-rsid="00043981"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04610b" officeooo:paragraph-rsid="0004610b" style:font-size-asian="9.60000038146973pt" style:font-style-asian="normal" style:font-weight-asian="normal" style:font-size-complex="11pt" style:font-style-complex="normal" style:font-weight-complex="normal"/>
    </style:style>
    <style:style style:name="T1" style:family="text">
      <style:text-properties officeooo:rsid="0002b51f"/>
    </style:style>
    <style:style style:name="T2" style:family="text">
      <style:text-properties officeooo:rsid="000439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raînement</text:p>
      <text:p text:style-name="P1"/>
      <text:p text:style-name="P2"/>
      <text:p text:style-name="P2">Zarya est un personnage qui demande pas mal de pratique aux niveau de sa gestion de l’énergie, de bien mettre ces barrières mais surtout de son « Tracking ».</text:p>
      <text:p text:style-name="P2">Le personnage demande vraiment de l’entraînement à ce niveau la, pour commencer trouver votre sensibilité de souris (ou pour vos joysticks) cela demande du temps et de la patience mais j’insiste vraiment sur ce point. Elle est différente pour chaque personne donc faite plusieurs tests jusqu’à trouver celle qui vous conviennent le mieux.</text:p>
      <text:p text:style-name="P2">Une fois votre sensibilité trouvé vous pouvez passer à l’entraînement de votre « Tracking ».</text:p>
      <text:p text:style-name="P2">J’ai deux façon de m’entraîner :</text:p>
      <text:p text:style-name="P2"/>
      <text:p text:style-name="P2">La première consiste à trouver un petit objet (un panneau par exemple) ainsi que de la place pour vous <text:span text:style-name="T1">déplacez</text:span> <text:span text:style-name="T1">un peu comme bon vous semble. Une fois que c’est fait pointé votre viseur sur votre cible, tirer avec votre laser et bouger de manière aléatoire (vous pouvez sauter aussi) tous en gardant votre curseur sur l’objet, en évitant qu’il sort de votre cible.</text:span></text:p>
      <text:p text:style-name="P3">Votre objectif ici est de rester le plus précis possible malgré vos déplacements.</text:p>
      <text:p text:style-name="P3"/>
      <text:p text:style-name="P3">Pour le deuxième il vous suffi d’aller en mode personnaliser de mettre quelques bots en mode facile, d’autoriser uniquement les pleines têtes, de choisir des héros de petite taille comme Lucio ou Ana, <text:span text:style-name="T2">vous pouvez mettre plus de point de vie si les héros peuvent mettre des pleines têtes.</text:span></text:p>
      <text:p text:style-name="P4">Votre objectif est de suivre les bots avec votre laser le plus longtemps possible tous en vous déplacent aléatoirement. </text:p>
      <text:p text:style-name="P4"/>
      <text:p text:style-name="P4">Chercher aussi à améliorer vos réflexe en partie normal car le timing de vos barrière joue beaucoup sur votre impact durant les matchs.</text:p>
      <text:p text:style-name="P6">Vous pouvez aussi enregistrer vos gameplays pour voir si vous tremblez pendant le « Trac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7:08:30.046000000</meta:creation-date>
    <dc:date>2017-02-25T09:24:09.368000000</dc:date>
    <meta:editing-duration>PT5M58S</meta:editing-duration>
    <meta:editing-cycles>2</meta:editing-cycles>
    <meta:generator>LibreOffice/5.1.5.2$Windows_x86 LibreOffice_project/7a864d8825610a8c07cfc3bc01dd4fce6a9447e5</meta:generator>
    <meta:document-statistic meta:table-count="0" meta:image-count="0" meta:object-count="0" meta:page-count="1" meta:paragraph-count="11" meta:word-count="288" meta:character-count="1713" meta:non-whitespace-character-count="1435"/>
  </office:meta>
</office:document-meta>
</file>